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ate Of <text:s/>Return </text:h>
      <text:list xml:id="list2275211573355142663" text:style-name="L1">
        <text:list-item>
          <text:p text:style-name="P3">Ermittelt aus der Differenz der <text:s/>Kurse.</text:p>
        </text:list-item>
        <text:list-item>
          <text:p text:style-name="P1"><text:span text:style-name="T1">Falls</text:span><text:span text:style-name="T1"><draw:frame draw:style-name="fr1" draw:name="Objekt1" text:anchor-type="as-char" svg:y="-0.503cm" svg:width="0.586cm" svg:height="0.70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in der Zukunft liegt → <text:s/>erwartete Rendite</text:span></text:p>
        </text:list-item>
        <text:list-item>
          <text:p text:style-name="P3">Tatsächliche Rendite schwankt um diesen Wert.</text:p>
        </text:list-item>
        <text:list-item>
          <text:p text:style-name="P3">Varianz <text:s/>als Maß für die Schwankungen: V, <draw:frame draw:style-name="fr1" draw:name="Objekt4" text:anchor-type="as-char" svg:y="-0.584cm" svg:width="0.739cm" svg:height="0.706cm" draw:z-index="1"><draw:object xlink:href="./Object 2" xlink:type="simple" xlink:show="embed" xlink:actuate="onLoad"/><draw:image xlink:href="./ObjectReplacements/Object 2" xlink:type="simple" xlink:show="embed" xlink:actuate="onLoad"/><svg:desc>Formel</svg:desc></draw:frame> → Risiko</text:p>
        </text:list-item>
        <text:list-item>
          <text:p text:style-name="P3">kann aus den <text:s/>aktuellen Kursen einer Aktie täglich berechnet werden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1:41:06.07</meta:creation-date>
    <dc:date>2016-06-13T22:40:10.01</dc:date>
    <meta:editing-duration>PT17M14S</meta:editing-duration>
    <meta:editing-cycles>4</meta:editing-cycles>
    <meta:generator>OpenOffice.org/3.4.1$Win32 OpenOffice.org_project/341m1$Build-9593</meta:generator>
    <meta:document-statistic meta:table-count="0" meta:image-count="0" meta:object-count="2" meta:page-count="1" meta:paragraph-count="6" meta:word-count="47" meta:character-count="272"/>
  </office:meta>
</office:document-meta>
</file>

<file path=Object 1/content.xml><?xml version="1.0" encoding="utf-8"?>
<math xmlns="http://www.w3.org/1998/Math/MathML">
  <semantics>
    <mrow>
      <msub>
        <mi>t</mi>
        <mrow>
          <mi>n</mi>
        </mrow>
      </msub>
    </mrow>
    <annotation encoding="StarMath 5.0">t_{n}</annotation>
  </semantics>
</math>
</file>

<file path=Object 2/content.xml><?xml version="1.0" encoding="utf-8"?>
<math xmlns="http://www.w3.org/1998/Math/MathML">
  <semantics>
    <mrow>
      <msup>
        <mi>S</mi>
        <mn>2</mn>
      </msup>
    </mrow>
    <annotation encoding="StarMath 5.0">S^2</annotation>
  </semantics>
</math>
</file>